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stzioni_warm_query" table:style-name="ta1">
        <table:table-column table:style-name="co1" table:number-columns-repeated="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query1</text:p>
          </table:table-cell>
          <table:table-cell office:value-type="string" calcext:value-type="string">
            <text:p>query2</text:p>
          </table:table-cell>
          <table:table-cell office:value-type="string" calcext:value-type="string">
            <text:p>query3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dev_standar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bisecting_k-means</text:p>
          </table:table-cell>
          <table:table-cell table:number-columns-repeated="4"/>
          <table:table-cell office:value-type="string" calcext:value-type="string" table:number-columns-spanned="2" table:number-rows-spanned="1">
            <text:p>K-means</text:p>
          </table:table-cell>
          <table:covered-table-cell/>
          <table:table-cell office:value-type="string" calcext:value-type="string" table:number-columns-spanned="2" table:number-rows-spanned="1">
            <text:p>bisecting</text:p>
          </table:table-cell>
          <table:covered-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569" calcext:value-type="float">
            <text:p>1569</text:p>
          </table:table-cell>
          <table:table-cell table:number-columns-repeated="2"/>
          <table:table-cell office:value-type="string" calcext:value-type="string">
            <text:p>query1</text:p>
          </table:table-cell>
          <table:table-cell table:formula="of:=AVERAGE([.A30:.A38])" office:value-type="float" office:value="221.111111111111" calcext:value-type="float">
            <text:p>221,111111111111</text:p>
          </table:table-cell>
          <table:table-cell table:formula="of:=STDEV([.A30:.A38])" office:value-type="float" office:value="61.1237360696408" calcext:value-type="float">
            <text:p>61,1237360696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_standard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_stand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query2</text:p>
          </table:table-cell>
          <table:table-cell table:formula="of:=AVERAGE([.B30:.B38])" office:value-type="float" office:value="925.222222222222" calcext:value-type="float">
            <text:p>925,222222222222</text:p>
          </table:table-cell>
          <table:table-cell table:formula="of:=STDEV([.B30:.B38])" office:value-type="float" office:value="54.108173545634" calcext:value-type="float">
            <text:p>54,1081735456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AVERAGE([.K2:.K10])" office:value-type="float" office:value="347.333333333333" calcext:value-type="float">
            <text:p>347,333333333333</text:p>
          </table:table-cell>
          <table:table-cell table:formula="of:=STDEV([.K2:.K10])" office:value-type="float" office:value="43.586121644395" calcext:value-type="float">
            <text:p>43,586121644395</text:p>
          </table:table-cell>
          <table:table-cell table:formula="of:=AVERAGE([.L2:.L10])" office:value-type="float" office:value="203.222222222222" calcext:value-type="float">
            <text:p>203,222222222222</text:p>
          </table:table-cell>
          <table:table-cell table:formula="of:=STDEV([.L2:.L10])" office:value-type="float" office:value="62.4255111668655" calcext:value-type="float">
            <text:p>62,42551116686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string" calcext:value-type="string">
            <text:p>query3</text:p>
          </table:table-cell>
          <table:table-cell table:formula="of:=AVERAGE([.C30:.C38])" office:value-type="float" office:value="2778.44444444444" calcext:value-type="float">
            <text:p>2778,44444444444</text:p>
          </table:table-cell>
          <table:table-cell table:formula="of:=STDEV([.C30:.C38])" office:value-type="float" office:value="429.14744293515" calcext:value-type="float">
            <text:p>429,147442935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AVERAGE([.K11:.K19])" office:value-type="float" office:value="136.222222222222" calcext:value-type="float">
            <text:p>136,222222222222</text:p>
          </table:table-cell>
          <table:table-cell table:formula="of:=STDEV([.K11:.K19])" office:value-type="float" office:value="21.6204635575754" calcext:value-type="float">
            <text:p>21,6204635575754</text:p>
          </table:table-cell>
          <table:table-cell table:formula="of:=AVERAGE([.L11:.L19])" office:value-type="float" office:value="127.111111111111" calcext:value-type="float">
            <text:p>127,111111111111</text:p>
          </table:table-cell>
          <table:table-cell table:formula="of:=STDEV([.L11:.L19])" office:value-type="float" office:value="24.7812653250618" calcext:value-type="float">
            <text:p>24,78126532506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K20:.K28])" office:value-type="float" office:value="153.111111111111" calcext:value-type="float">
            <text:p>153,111111111111</text:p>
          </table:table-cell>
          <table:table-cell table:formula="of:=STDEV([.K20:.K28])" office:value-type="float" office:value="39.4507428461254" calcext:value-type="float">
            <text:p>39,4507428461254</text:p>
          </table:table-cell>
          <table:table-cell table:formula="of:=AVERAGE([.L20:.L28])" office:value-type="float" office:value="148.222222222222" calcext:value-type="float">
            <text:p>148,222222222222</text:p>
          </table:table-cell>
          <table:table-cell table:formula="of:=STDEV([.L20:.L28])" office:value-type="float" office:value="25.4891044260963" calcext:value-type="float">
            <text:p>25,48910442609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72" calcext:value-type="float">
            <text:p>137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VERAGE([.K29:.K37])" office:value-type="float" office:value="148.888888888889" calcext:value-type="float">
            <text:p>148,888888888889</text:p>
          </table:table-cell>
          <table:table-cell table:formula="of:=STDEV([.K29:.K37])" office:value-type="float" office:value="51.90482743552" calcext:value-type="float">
            <text:p>51,90482743552</text:p>
          </table:table-cell>
          <table:table-cell table:formula="of:=AVERAGE([.L29:.L37])" office:value-type="float" office:value="144.333333333333" calcext:value-type="float">
            <text:p>144,333333333333</text:p>
          </table:table-cell>
          <table:table-cell table:formula="of:=STDEV([.L29:.L37])" office:value-type="float" office:value="42.0980997195835" calcext:value-type="float">
            <text:p>42,09809971958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49" calcext:value-type="float">
            <text:p>114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166" calcext:value-type="float">
            <text:p>116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82" calcext:value-type="float">
            <text:p>108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94" calcext:value-type="float">
            <text:p>99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04" calcext:value-type="float">
            <text:p>180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35" calcext:value-type="float">
            <text:p>173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572" calcext:value-type="float">
            <text:p>157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96" calcext:value-type="float">
            <text:p>139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32" calcext:value-type="float">
            <text:p>113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36" calcext:value-type="float">
            <text:p>113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46" calcext:value-type="float">
            <text:p>174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34" calcext:value-type="float">
            <text:p>133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85" calcext:value-type="float">
            <text:p>1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86" calcext:value-type="float">
            <text:p>986</text:p>
          </table:table-cell>
          <table:table-cell office:value-type="float" office:value="3254" calcext:value-type="float">
            <text:p>32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1" calcext:value-type="float">
            <text:p>901</text:p>
          </table:table-cell>
          <table:table-cell office:value-type="float" office:value="2706" calcext:value-type="float">
            <text:p>27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74" calcext:value-type="float">
            <text:p>874</text:p>
          </table:table-cell>
          <table:table-cell office:value-type="float" office:value="2943" calcext:value-type="float">
            <text:p>2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18" calcext:value-type="float">
            <text:p>1018</text:p>
          </table:table-cell>
          <table:table-cell office:value-type="float" office:value="3579" calcext:value-type="float">
            <text:p>3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8" calcext:value-type="float">
            <text:p>968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00" calcext:value-type="float">
            <text:p>900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86" calcext:value-type="float">
            <text:p>886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63" calcext:value-type="float">
            <text:p>863</text:p>
          </table:table-cell>
          <table:table-cell office:value-type="float" office:value="2413" calcext:value-type="float">
            <text:p>24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" calcext:value-type="float">
            <text:p>931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7:56:41.0251968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1T20:07:39.668901367</dc:date>
    <meta:editing-duration>PT29M32S</meta:editing-duration>
    <meta:editing-cycles>2</meta:editing-cycles>
    <meta:generator>LibreOffice/6.0.7.3$Linux_X86_64 LibreOffice_project/00m0$Build-3</meta:generator>
    <meta:document-statistic meta:table-count="1" meta:cell-count="296" meta:object-count="0"/>
  </office:meta>
</office:document-meta>
</file>